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2.0833in"/>
    </style:style>
    <style:style style:name="rststyle-rststyle-table-1.C"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1" table:style-name="rststyle-rststyle-table-1">
          <text:span text:style-name="rststyle-strong">Değişkene müdahale (var="Merhaba")</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Eşleniği</text:p>
              </table:table-cell>
            </table:table-row>
          </table:table-header-rows>
          <table:table-row>
            <table:table-cell table:style-name="rststyle-rststyle-table-1.A1" office:value-type="string">
              <text:p text:style-name="rststyle-textbody">${var%aba}</text:p>
            </table:table-cell>
            <table:table-cell table:style-name="rststyle-rststyle-table-1.A1" office:value-type="string">
              <text:p text:style-name="rststyle-textbody">sondaki ifadeyi sil</text:p>
            </table:table-cell>
            <table:table-cell table:style-name="rststyle-rststyle-table-1.A1" office:value-type="string">
              <text:p text:style-name="rststyle-textbody">Merh</text:p>
            </table:table-cell>
          </table:table-row>
          <table:table-row>
            <table:table-cell table:style-name="rststyle-rststyle-table-1.A1" office:value-type="string">
              <text:p text:style-name="rststyle-textbody">${var#Mer}</text:p>
            </table:table-cell>
            <table:table-cell table:style-name="rststyle-rststyle-table-1.A1" office:value-type="string">
              <text:p text:style-name="rststyle-textbody">baştaki ifadeyi sil</text:p>
            </table:table-cell>
            <table:table-cell table:style-name="rststyle-rststyle-table-1.A1" office:value-type="string">
              <text:p text:style-name="rststyle-textbody">haba</text:p>
            </table:table-cell>
          </table:table-row>
          <table:table-row>
            <table:table-cell table:style-name="rststyle-rststyle-table-1.A1" office:value-type="string">
              <text:p text:style-name="rststyle-textbody">${var:1:4}</text:p>
            </table:table-cell>
            <table:table-cell table:style-name="rststyle-rststyle-table-1.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1.A1" office:value-type="string">
              <text:p text:style-name="rststyle-textbody">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e kadar</text:p>
                </text:list-item>
              </text:list>
            </table:table-cell>
            <table:table-cell table:style-name="rststyle-rststyle-table-1.A1" office:value-type="string">
              <text:p text:style-name="rststyle-textbody">M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den sonrası</text:p>
                </text:list-item>
              </text:list>
            </table:table-cell>
            <table:table-cell table:style-name="rststyle-rststyle-table-1.A1" office:value-type="string">
              <text:p text:style-name="rststyle-textbody">aba</text:p>
            </table:table-cell>
          </table:table-row>
          <table:table-row>
            <table:table-cell table:style-name="rststyle-rststyle-table-1.A1" office:value-type="string">
              <text:p text:style-name="rststyle-textbody">${var/erh/abc}</text:p>
            </table:table-cell>
            <table:table-cell table:style-name="rststyle-rststyle-table-1.A1" office:value-type="string">
              <text:p text:style-name="rststyle-textbody">erh yerine abc koy</text:p>
            </table:table-cell>
            <table:table-cell table:style-name="rststyle-rststyle-table-1.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2" table:style-name="rststyle-rststyle-table-2">
          <text:span text:style-name="rststyle-strong">[[ ifadeleri ve kullanımları</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Kullanım şekli</text:p>
              </table:table-cell>
            </table:table-row>
          </table:table-header-rows>
          <table:table-row>
            <table:table-cell table:style-name="rststyle-rststyle-table-2.A1" office:value-type="string">
              <text:p text:style-name="rststyle-textbody">-lt</text:p>
            </table:table-cell>
            <table:table-cell table:style-name="rststyle-rststyle-table-2.A1" office:value-type="string">
              <text:p text:style-name="rststyle-textbody">küçüktür</text:p>
            </table:table-cell>
            <table:table-cell table:style-name="rststyle-rststyle-table-2.A1" office:value-type="string">
              <text:p text:style-name="rststyle-textbody">[[ ${a} -lt 5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büyüktür</text:p>
            </table:table-cell>
            <table:table-cell table:style-name="rststyle-rststyle-table-2.A1" office:value-type="string">
              <text:p text:style-name="rststyle-textbody">[[ ${a} -gt 5 ]]</text:p>
            </table:table-cell>
          </table:table-row>
          <table:table-row>
            <table:table-cell table:style-name="rststyle-rststyle-table-2.A1" office:value-type="string">
              <text:p text:style-name="rststyle-textbody">-eq</text:p>
            </table:table-cell>
            <table:table-cell table:style-name="rststyle-rststyle-table-2.A1" office:value-type="string">
              <text:p text:style-name="rststyle-textbody">eşittir</text:p>
            </table:table-cell>
            <table:table-cell table:style-name="rststyle-rststyle-table-2.A1" office:value-type="string">
              <text:p text:style-name="rststyle-textbody">[[ ${a} -eq 5 ]]</text:p>
            </table:table-cell>
          </table:table-row>
          <table:table-row>
            <table:table-cell table:style-name="rststyle-rststyle-table-2.A1" office:value-type="string">
              <text:p text:style-name="rststyle-textbody">-le</text:p>
            </table:table-cell>
            <table:table-cell table:style-name="rststyle-rststyle-table-2.A1" office:value-type="string">
              <text:p text:style-name="rststyle-textbody">küçük eşittir</text:p>
            </table:table-cell>
            <table:table-cell table:style-name="rststyle-rststyle-table-2.A1" office:value-type="string">
              <text:p text:style-name="rststyle-textbody">[[ ${a} -le 5 ]]</text:p>
            </table:table-cell>
          </table:table-row>
          <table:table-row>
            <table:table-cell table:style-name="rststyle-rststyle-table-2.A1" office:value-type="string">
              <text:p text:style-name="rststyle-textbody">-ge</text:p>
            </table:table-cell>
            <table:table-cell table:style-name="rststyle-rststyle-table-2.A1" office:value-type="string">
              <text:p text:style-name="rststyle-textbody">büyük eşittir</text:p>
            </table:table-cell>
            <table:table-cell table:style-name="rststyle-rststyle-table-2.A1" office:value-type="string">
              <text:p text:style-name="rststyle-textbody">[[ ${a} -ge 5 ]]</text:p>
            </table:table-cell>
          </table:table-row>
          <table:table-row>
            <table:table-cell table:style-name="rststyle-rststyle-table-2.A1" office:value-type="string">
              <text:p text:style-name="rststyle-textbody">-f</text:p>
            </table:table-cell>
            <table:table-cell table:style-name="rststyle-rststyle-table-2.A1" office:value-type="string">
              <text:p text:style-name="rststyle-textbody">dosyadır</text:p>
            </table:table-cell>
            <table:table-cell table:style-name="rststyle-rststyle-table-2.A1" office:value-type="string">
              <text:p text:style-name="rststyle-textbody">[[ -f /etc/os-release ]]</text:p>
            </table:table-cell>
          </table:table-row>
          <table:table-row>
            <table:table-cell table:style-name="rststyle-rststyle-table-2.A1" office:value-type="string">
              <text:p text:style-name="rststyle-textbody">-d</text:p>
            </table:table-cell>
            <table:table-cell table:style-name="rststyle-rststyle-table-2.A1" office:value-type="string">
              <text:p text:style-name="rststyle-textbody">dizindir</text:p>
            </table:table-cell>
            <table:table-cell table:style-name="rststyle-rststyle-table-2.A1" office:value-type="string">
              <text:p text:style-name="rststyle-textbody">[[ -d /etc ]]</text:p>
            </table:table-cell>
          </table:table-row>
          <table:table-row>
            <table:table-cell table:style-name="rststyle-rststyle-table-2.A1" office:value-type="string">
              <text:p text:style-name="rststyle-textbody">-e</text:p>
            </table:table-cell>
            <table:table-cell table:style-name="rststyle-rststyle-table-2.A1" office:value-type="string">
              <text:p text:style-name="rststyle-textbody">vardır (dosya veya dizindir)</text:p>
            </table:table-cell>
            <table:table-cell table:style-name="rststyle-rststyle-table-2.A1" office:value-type="string">
              <text:p text:style-name="rststyle-textbody">[[ -e /bin/bash ]]</text:p>
            </table:table-cell>
          </table:table-row>
          <table:table-row>
            <table:table-cell table:style-name="rststyle-rststyle-table-2.A1" office:value-type="string">
              <text:p text:style-name="rststyle-textbody">-L</text:p>
            </table:table-cell>
            <table:table-cell table:style-name="rststyle-rststyle-table-2.A1" office:value-type="string">
              <text:p text:style-name="rststyle-textbody">sembolik bağdır</text:p>
            </table:table-cell>
            <table:table-cell table:style-name="rststyle-rststyle-table-2.A1" office:value-type="string">
              <text:p text:style-name="rststyle-textbody">[[ -L /lib ]]</text:p>
            </table:table-cell>
          </table:table-row>
          <table:table-row>
            <table:table-cell table:style-name="rststyle-rststyle-table-2.A1" office:value-type="string">
              <text:p text:style-name="rststyle-textbody">-n</text:p>
            </table:table-cell>
            <table:table-cell table:style-name="rststyle-rststyle-table-2.A1" office:value-type="string">
              <text:p text:style-name="rststyle-textbody">uzunluğu 0 değildir</text:p>
            </table:table-cell>
            <table:table-cell table:style-name="rststyle-rststyle-table-2.A1" office:value-type="string">
              <text:p text:style-name="rststyle-textbody">[[ -n ${a} ]]</text:p>
            </table:table-cell>
          </table:table-row>
          <table:table-row>
            <table:table-cell table:style-name="rststyle-rststyle-table-2.A1" office:value-type="string">
              <text:p text:style-name="rststyle-textbody">-z</text:p>
            </table:table-cell>
            <table:table-cell table:style-name="rststyle-rststyle-table-2.A1" office:value-type="string">
              <text:p text:style-name="rststyle-textbody">uzunluğu 0dır</text:p>
            </table:table-cell>
            <table:table-cell table:style-name="rststyle-rststyle-table-2.A1" office:value-type="string">
              <text:p text:style-name="rststyle-textbody">[[ -z ${a}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ifadenin tersini alır.</text:p>
            </table:table-cell>
            <table:table-cell table:style-name="rststyle-rststyle-table-2.A1" office:value-type="string">
              <text:p text:style-name="rststyle-textbody">[[ ! .... veya ! [[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alfabeti olarak büyüktür</text:p>
            </table:table-cell>
            <table:table-cell table:style-name="rststyle-rststyle-table-2.A1" office:value-type="string">
              <text:p text:style-name="rststyle-textbody">[[ "portakal" &gt; "elma" ]]</text:p>
            </table:table-cell>
          </table:table-row>
          <table:table-row>
            <table:table-cell table:style-name="rststyle-rststyle-table-2.A1" office:value-type="string">
              <text:p text:style-name="rststyle-textbody">&lt;</text:p>
            </table:table-cell>
            <table:table-cell table:style-name="rststyle-rststyle-table-2.A1" office:value-type="string">
              <text:p text:style-name="rststyle-textbody">alfabetik olarak küçüktür</text:p>
            </table:table-cell>
            <table:table-cell table:style-name="rststyle-rststyle-table-2.A1" office:value-type="string">
              <text:p text:style-name="rststyle-textbody">[[ "elma" &lt;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tir</text:p>
            </table:table-cell>
            <table:table-cell table:style-name="rststyle-rststyle-table-2.A1" office:value-type="string">
              <text:p text:style-name="rststyle-textbody">[[ "nane" == "nane"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 değildir</text:p>
            </table:table-cell>
            <table:table-cell table:style-name="rststyle-rststyle-table-2.A1" office:value-type="string">
              <text:p text:style-name="rststyle-textbody">[[ "name" !=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mantıksal veya bağlacı</text:p>
            </table:table-cell>
            <table:table-cell table:style-name="rststyle-rststyle-table-2.A1" office:value-type="string">
              <text:p text:style-name="rststyle-textbody">[[ .... || .... ]] veya [[ .... ]] || [[ .... ]]</text:p>
            </table:table-cell>
          </table:table-row>
          <table:table-row>
            <table:table-cell table:style-name="rststyle-rststyle-table-2.A1" office:value-type="string">
              <text:p text:style-name="rststyle-textbody">&amp;&amp;</text:p>
            </table:table-cell>
            <table:table-cell table:style-name="rststyle-rststyle-table-2.A1" office:value-type="string">
              <text:p text:style-name="rststyle-textbody">mantıksal ve bağlacı</text:p>
            </table:table-cell>
            <table:table-cell table:style-name="rststyle-rststyle-table-2.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3" table:style-name="rststyle-rststyle-table-3">
          <text:span text:style-name="rststyle-strong">küme parantezli ifadeler ve anla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eşleniği</text:p>
              </table:table-cell>
            </table:table-row>
          </table:table-header-rows>
          <table:table-row>
            <table:table-cell table:style-name="rststyle-rststyle-table-3.A1" office:value-type="string">
              <text:p text:style-name="rststyle-textbody">{1..5}</text:p>
            </table:table-cell>
            <table:table-cell table:style-name="rststyle-rststyle-table-3.A1" office:value-type="string">
              <text:p text:style-name="rststyle-textbody">aralık belirtir</text:p>
            </table:table-cell>
            <table:table-cell table:style-name="rststyle-rststyle-table-3.A1" office:value-type="string">
              <text:p text:style-name="rststyle-textbody">1 2 3 4 5</text:p>
            </table:table-cell>
          </table:table-row>
          <table:table-row>
            <table:table-cell table:style-name="rststyle-rststyle-table-3.A1" office:value-type="string">
              <text:p text:style-name="rststyle-textbody">{1..7..2}</text:p>
            </table:table-cell>
            <table:table-cell table:style-name="rststyle-rststyle-table-3.A1" office:value-type="string">
              <text:p text:style-name="rststyle-textbody">adımlı aralık belirtir</text:p>
            </table:table-cell>
            <table:table-cell table:style-name="rststyle-rststyle-table-3.A1" office:value-type="string">
              <text:p text:style-name="rststyle-textbody">1 3 5 7</text:p>
            </table:table-cell>
          </table:table-row>
          <table:table-row>
            <table:table-cell table:style-name="rststyle-rststyle-table-3.A1" office:value-type="string">
              <text:p text:style-name="rststyle-textbody">{a,ve}li</text:p>
            </table:table-cell>
            <table:table-cell table:style-name="rststyle-rststyle-table-3.A1" office:value-type="string">
              <text:p text:style-name="rststyle-textbody">kurala uygun küme belirtir</text:p>
            </table:table-cell>
            <table:table-cell table:style-name="rststyle-rststyle-table-3.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4" table:style-name="rststyle-rststyle-table-4">
          <text:span text:style-name="rststyle-strong">dosya ifadeleri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Türü</text:p>
              </table:table-cell>
              <table:table-cell table:style-name="rststyle-rststyle-table-4.A1" office:value-type="string">
                <text:p text:style-name="Table_20_Heading">Anlamı</text:p>
              </table:table-cell>
            </table:table-row>
          </table:table-header-rows>
          <table:table-row>
            <table:table-cell table:style-name="rststyle-rststyle-table-4.A1" office:value-type="string">
              <text:p text:style-name="rststyle-textbody">stdin</text:p>
            </table:table-cell>
            <table:table-cell table:style-name="rststyle-rststyle-table-4.A1" office:value-type="string">
              <text:p text:style-name="rststyle-textbody">Girdi</text:p>
            </table:table-cell>
            <table:table-cell table:style-name="rststyle-rststyle-table-4.A1" office:value-type="string">
              <text:p text:style-name="rststyle-textbody">Klavyeden girilen değerler.</text:p>
            </table:table-cell>
          </table:table-row>
          <table:table-row>
            <table:table-cell table:style-name="rststyle-rststyle-table-4.A1" office:value-type="string">
              <text:p text:style-name="rststyle-textbody">stdout</text:p>
            </table:table-cell>
            <table:table-cell table:style-name="rststyle-rststyle-table-4.A1" office:value-type="string">
              <text:p text:style-name="rststyle-textbody">Çıktı</text:p>
            </table:table-cell>
            <table:table-cell table:style-name="rststyle-rststyle-table-4.A1" office:value-type="string">
              <text:p text:style-name="rststyle-textbody">Sıradan çıktılardır.</text:p>
            </table:table-cell>
          </table:table-row>
          <table:table-row>
            <table:table-cell table:style-name="rststyle-rststyle-table-4.A1" office:value-type="string">
              <text:p text:style-name="rststyle-textbody">stderr</text:p>
            </table:table-cell>
            <table:table-cell table:style-name="rststyle-rststyle-table-4.A1" office:value-type="string">
              <text:p text:style-name="rststyle-textbody">Çıktı</text:p>
            </table:table-cell>
            <table:table-cell table:style-name="rststyle-rststyle-table-4.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Anlamı</text:p>
              </table:table-cell>
              <table:table-cell table:style-name="rststyle-rststyle-table-5.A1" office:value-type="string">
                <text:p text:style-name="Table_20_Heading">Kullanım şekli</text:p>
              </table:table-cell>
            </table:table-row>
          </table:table-header-rows>
          <table:table-row>
            <table:table-cell table:style-name="rststyle-rststyle-table-5.A1" office:value-type="string">
              <text:p text:style-name="rststyle-textbody">&gt;</text:p>
            </table:table-cell>
            <table:table-cell table:style-name="rststyle-rststyle-table-5.A1" office:value-type="string">
              <text:p text:style-name="rststyle-textbody">çıktıyı dosyaya yönlendir (stdout)</text:p>
            </table:table-cell>
            <table:table-cell table:style-name="rststyle-rststyle-table-5.A1" office:value-type="string">
              <text:p text:style-name="rststyle-textbody">echo "Merhaba dünya" &gt; dosya.txt</text:p>
            </table:table-cell>
          </table:table-row>
          <table:table-row>
            <table:table-cell table:style-name="rststyle-rststyle-table-5.A1" office:value-type="string">
              <text:p text:style-name="rststyle-textbody">2&gt;</text:p>
            </table:table-cell>
            <table:table-cell table:style-name="rststyle-rststyle-table-5.A1" office:value-type="string">
              <text:p text:style-name="rststyle-textbody">çıktıyı dosyaya yönlendir (stderr)</text:p>
            </table:table-cell>
            <table:table-cell table:style-name="rststyle-rststyle-table-5.A1" office:value-type="string">
              <text:p text:style-name="rststyle-textbody">ls /olmayan/dizin 2&gt; dosya.txt</text:p>
            </table:table-cell>
          </table:table-row>
          <table:table-row>
            <table:table-cell table:style-name="rststyle-rststyle-table-5.A1" office:value-type="string">
              <text:p text:style-name="rststyle-textbody">&gt;&gt;</text:p>
            </table:table-cell>
            <table:table-cell table:style-name="rststyle-rststyle-table-5.A1" office:value-type="string">
              <text:p text:style-name="rststyle-textbody">çıktıyı dosyaya ekle</text:p>
            </table:table-cell>
            <table:table-cell table:style-name="rststyle-rststyle-table-5.A1" office:value-type="string">
              <text:p text:style-name="rststyle-textbody">echo -n "Merhaba" &gt; dosya.txt &amp;&amp; echo "dünya" &gt;&gt; dosya.txt</text:p>
            </table:table-cell>
          </table:table-row>
          <table:table-row>
            <table:table-cell table:style-name="rststyle-rststyle-table-5.A1" office:value-type="string">
              <text:p text:style-name="rststyle-textbody">&amp;&gt;</text:p>
            </table:table-cell>
            <table:table-cell table:style-name="rststyle-rststyle-table-5.A1" office:value-type="string">
              <text:p text:style-name="rststyle-textbody">çıktıyı yönlendir (stdout ve stderr)</text:p>
            </table:table-cell>
            <table:table-cell table:style-name="rststyle-rststyle-table-5.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3-30T14:14:47</meta:creation-date>
    <dc:creator>a</dc:creator>
    <dc:date>2021-03-30T14:14:47</dc:date>
    <dc:language>en-US</dc:language>
    <meta:editing-cycles>1</meta:editing-cycles>
    <meta:editing-duration>PT00M01S</meta:editing-duration>
    <dc:title>Bash dersi</dc:title>
  </office:meta>
</office:document-meta>
</file>